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5.115cm" style:rel-column-width="23017*"/>
    </style:style>
    <style:style style:name="Table26.B" style:family="table-column">
      <style:table-column-properties style:column-width="9.449cm" style:rel-column-width="42518*"/>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4" style:family="paragraph" style:parent-style-name="Standard">
      <style:text-properties style:font-name="Tahoma2" fo:font-size="11pt" fo:background-color="#ffff00" style:font-size-asian="11pt" style:font-size-complex="11pt"/>
    </style:style>
    <style:style style:name="P5" style:family="paragraph" style:parent-style-name="Standard">
      <style:text-properties style:use-window-font-color="true" style:font-name-asian="Helvetica" style:font-name-complex="Helvetica"/>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able_20_Contents">
      <style:text-properties style:font-name="Monaco1" fo:font-size="9pt" style:font-size-asian="9pt" style:font-size-complex="9pt"/>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text-properties style:font-name="Tahoma2" fo:font-size="11pt" style:font-size-asian="11pt" style:font-size-complex="11pt"/>
    </style:style>
    <style:style style:name="P11"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2"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3" style:family="paragraph" style:parent-style-name="Code">
      <style:text-properties style:font-name="Tahoma2" fo:font-size="11pt" fo:background-color="#ffff00" style:font-size-asian="11pt" style:font-size-complex="11pt"/>
    </style:style>
    <style:style style:name="P14" style:family="paragraph" style:parent-style-name="Code">
      <style:text-properties style:use-window-font-color="true" style:font-name="Tahoma2" fo:font-size="11pt" style:font-name-asian="Helvetica" style:font-size-asian="11pt" style:font-name-complex="Helvetica" style:font-size-complex="11pt"/>
    </style:style>
    <style:style style:name="P15" style:family="paragraph" style:parent-style-name="List">
      <style:paragraph-properties fo:margin-left="2.341cm" fo:margin-right="0cm" fo:text-indent="0cm" style:auto-text-indent="fals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Heading_20_TOC" style:master-page-name="Index">
      <style:paragraph-properties style:page-number="1"/>
    </style:style>
    <style:style style:name="P19" style:family="paragraph" style:parent-style-name="Table_20_Contents" style:list-style-name="L2"/>
    <style:style style:name="P20" style:family="paragraph" style:parent-style-name="Table_20_Contents" style:list-style-name="L3"/>
    <style:style style:name="P21" style:family="paragraph" style:parent-style-name="Table_20_Contents" style:list-style-name="L4"/>
    <style:style style:name="P22" style:family="paragraph" style:parent-style-name="Table_20_Contents" style:list-style-name="L5"/>
    <style:style style:name="P23" style:family="paragraph" style:parent-style-name="Table_20_Contents" style:list-style-name="L6"/>
    <style:style style:name="P24" style:family="paragraph" style:parent-style-name="Table_20_Contents" style:list-style-name="L7"/>
    <style:style style:name="P25" style:family="paragraph" style:parent-style-name="Table_20_Contents" style:list-style-name="L8"/>
    <style:style style:name="P26" style:family="paragraph" style:parent-style-name="Table_20_Contents" style:list-style-name="L9"/>
    <style:style style:name="P27" style:family="paragraph" style:parent-style-name="Table_20_Contents" style:list-style-name="L10"/>
    <style:style style:name="P28" style:family="paragraph" style:parent-style-name="Table_20_Contents" style:list-style-name="L12"/>
    <style:style style:name="P29" style:family="paragraph" style:parent-style-name="Table_20_Contents" style:list-style-name="L13"/>
    <style:style style:name="P30" style:family="paragraph" style:parent-style-name="Table_20_Contents" style:list-style-name="L14"/>
    <style:style style:name="P31" style:family="paragraph" style:parent-style-name="Table_20_Contents" style:list-style-name="L16"/>
    <style:style style:name="P32" style:family="paragraph" style:parent-style-name="Table_20_Contents" style:list-style-name="L14">
      <style:text-properties fo:font-weight="normal" style:font-weight-asian="normal" style:font-weight-complex="normal"/>
    </style:style>
    <style:style style:name="P33" style:family="paragraph" style:parent-style-name="Standard" style:master-page-name="Index">
      <style:paragraph-properties style:page-number="auto"/>
    </style:style>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List" style:list-style-name="L15"/>
    <style:style style:name="P38" style:family="paragraph" style:parent-style-name="List" style:list-style-name="L1">
      <style:paragraph-properties fo:margin-left="2.341cm" fo:margin-right="0cm" fo:text-indent="0cm" style:auto-text-indent="false"/>
    </style:style>
    <style:style style:name="P39" style:family="paragraph" style:parent-style-name="List" style:list-style-name="L11">
      <style:paragraph-properties fo:margin-left="2.341cm" fo:margin-right="0cm" fo:text-indent="0cm" style:auto-text-indent="false"/>
    </style:style>
    <style:style style:name="P40" style:family="paragraph" style:parent-style-name="List" style:list-style-name="L15">
      <style:paragraph-properties fo:margin-left="2.341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Optim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graphics2" text:anchor-type="paragraph" svg:x="0.019cm" svg:y="0.012cm" svg:width="2.545cm" svg:height="2.545cm" draw:z-index="1"><draw:image xlink:href="../lori.png" xlink:type="simple" xlink:show="embed" xlink:actuate="onLoad"/></draw:frame><draw:frame draw:style-name="fr1" draw:name="graphics3" text:anchor-type="paragraph" svg:x="8.765cm" svg:y="0.009cm" svg:width="8.814cm" svg:height="1.882cm" draw:z-index="2"><draw:image xlink:href="../inverse.jpg" xlink:type="simple" xlink:show="embed" xlink:actuate="onLoad"/></draw:frame></text:p>
      <text:p text:style-name="P2"/>
      <text:p text:style-name="P2"/>
      <text:p text:style-name="P2"/>
      <text:p text:style-name="P2"/>
      <text:p text:style-name="P2"/>
      <text:p text:style-name="P6"/>
      <text:p text:style-name="P9">Scalable OpenGroupware.org (SOGo)<text:line-break/> – Inverse Edition 1.0</text:p>
      <text:p text:style-name="P7">Installation and Configuration Guide</text:p>
      <text:p text:style-name="P2"/>
      <text:p text:style-name="P33">Copyright © <text:s/>2008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October 2008</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3</text:p>
          <text:p text:style-name="P16">Chapter 2<text:tab/>Introduction <text:s text:c="2"/><text:tab/>4</text:p>
          <text:p text:style-name="P17">Architecture <text:s text:c="2"/><text:tab/>5</text:p>
          <text:p text:style-name="P16">Chapter 3<text:tab/>System Requirements <text:s text:c="2"/><text:tab/>6</text:p>
          <text:p text:style-name="P17">Assumptions <text:s text:c="2"/><text:tab/>6</text:p>
          <text:p text:style-name="P17">Minimum Hardware Requirements <text:s text:c="2"/><text:tab/>6</text:p>
          <text:p text:style-name="P17">Operating System Requirements <text:s text:c="2"/><text:tab/>8</text:p>
          <text:p text:style-name="P16">Chapter 4<text:tab/>Installation <text:s text:c="2"/><text:tab/>9</text:p>
          <text:p text:style-name="P17">Software Downloads <text:s text:c="2"/><text:tab/>9</text:p>
          <text:p text:style-name="P17">Software Installation <text:s text:c="2"/><text:tab/>9</text:p>
          <text:p text:style-name="P16">Chapter 5<text:tab/>Configuration <text:s text:c="2"/><text:tab/>10</text:p>
          <text:p text:style-name="P17">Overview and General Preferences <text:s text:c="2"/><text:tab/>10</text:p>
          <text:p text:style-name="P17">Authentication using LDAP <text:s text:c="2"/><text:tab/>12</text:p>
          <text:p text:style-name="P17">LDAP Attributes Indexing <text:s text:c="2"/><text:tab/>14</text:p>
          <text:p text:style-name="P17">Database Configuration <text:s text:c="2"/><text:tab/>14</text:p>
          <text:p text:style-name="P17">SMTP Server Configuration <text:s text:c="2"/><text:tab/>15</text:p>
          <text:p text:style-name="P17">IMAP Server Configuration <text:s text:c="2"/><text:tab/>16</text:p>
          <text:p text:style-name="P17">Web Interface Configuration <text:s text:c="2"/><text:tab/>17</text:p>
          <text:p text:style-name="P17">SOGo Configuration Summary <text:s text:c="2"/><text:tab/>17</text:p>
          <text:p text:style-name="P17">Apache Configuration <text:s text:c="2"/><text:tab/>18</text:p>
          <text:p text:style-name="P17">Starting Services <text:s text:c="2"/><text:tab/>18</text:p>
          <text:p text:style-name="P16">Chapter 6<text:tab/>Managing User Accounts <text:s text:c="2"/><text:tab/>19</text:p>
          <text:p text:style-name="P17">Creating the SOGo Administrative Account <text:s text:c="2"/><text:tab/>19</text:p>
          <text:p text:style-name="P17">Creating a User Account <text:s text:c="2"/><text:tab/>19</text:p>
          <text:p text:style-name="P16">Chapter 7<text:tab/>Funambol <text:s text:c="2"/><text:tab/>21</text:p>
          <text:p text:style-name="P16"><text:soft-page-break/>Chapter 8<text:tab/>Using SOGo <text:s text:c="2"/><text:tab/>23</text:p>
          <text:p text:style-name="P17">SOGo Web Interface <text:s text:c="2"/><text:tab/>23</text:p>
          <text:p text:style-name="P17">Mozilla Thunderbird and Lightning <text:s text:c="2"/><text:tab/>23</text:p>
          <text:p text:style-name="P17">Funambol / Mobile Devices <text:s text:c="2"/><text:tab/>24</text:p>
          <text:p text:style-name="P17">Apple iCal 3 <text:s text:c="2"/><text:tab/>24</text:p>
          <text:p text:style-name="P16">Chapter 9<text:tab/>Additional Information <text:s text:c="2"/><text:tab/>26</text:p>
          <text:p text:style-name="P16">Chapter 10<text:tab/>Commercial Support and Contact Information <text:s text:c="2"/><text:tab/>27</text:p>
          <text:p text:style-name="P16">Chapter 11<text:tab/>GNU Free Documentation License <text:s text:c="2"/><text:tab/>28</text:p>
        </text:index-body>
      </text:table-of-content>
      <text:p text:style-name="Standard"/>
      <text:h text:style-name="P34"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inverse.ca/uploads/docs/SOGo_Installation_Guide.pdf">http://inverse.ca/uploads/docs/SOGo_Installation_Guide_Draft.pdf</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36" text:outline-level="2">Architecture</text:h>
      <text:p text:style-name="Standard">The following diagram demonstrates the SOGo architecture.</text:p>
      <text:p text:style-name="P2"><draw:frame draw:style-name="fr2" draw:name="graphics1" text:anchor-type="paragraph" svg:width="12.862cm" svg:height="11.411cm" draw:z-index="0"><draw:image xlink:href="../architecture.png" xlink:type="simple" xlink:show="embed" xlink:actuate="onLoad"/></draw:frame></text:p>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35" text:outline-level="1">System Requirements</text:h>
      <text:h text:style-name="Heading_20_2" text:outline-level="2">Assumptions</text:h>
      <text:p text:style-name="Standard">SOGo reuses many components in an infrastructure. Thus, it requires the following <text:s/>:</text:p>
      <text:list xml:id="list1593823719" text:style-name="L1">
        <text:list-header>
          <text:p text:style-name="P38">❏<text:tab/>Database server (PostgreSQL or Oracle)</text:p>
          <text:p text:style-name="P38">❏<text:tab/>LDAP server (OpenLDAP, Novell eDirectory, Microsoft Active Directory and others)</text:p>
          <text:p text:style-name="P38">❏<text:tab/>SMTP server (Postfix, Sendmail and others)</text:p>
          <text:p text:style-name="P3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035578684" text:style-name="L2">
              <text:list-header>
                <text:p text:style-name="P19">◾ Intel or AMD CPU 1 GHz</text:p>
                <text:p text:style-name="P19">◾ 512 MB of RAM (without Funambol, 1 GB RAM otherwise)</text:p>
                <text:p text:style-name="P19">◾ 1 GB of disk space</text:p>
              </text:list-header>
            </text:list>
            <text:p text:style-name="Table_20_Contents"/>
            <text:p text:style-name="Table_20_Contents">Production</text:p>
            <text:list xml:id="list967329182" text:style-name="L3">
              <text:list-header>
                <text:p text:style-name="P20">◾ Intel or AMD CPU 3 GHz</text:p>
              </text:list-header>
            </text:list>
            <text:list xml:id="list654216566" text:style-name="L4">
              <text:list-header>
                <text:p text:style-name="P21">◾ 2048 MB of RAM</text:p>
              </text:list-header>
            </text:list>
            <text:list xml:id="list482989948" text:style-name="L3">
              <text:list-header>
                <text:p text:style-name="P2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652898251" text:style-name="L5">
              <text:list-header>
                <text:p text:style-name="P22">◾ Intel or AMD CPU 1.5 GHz</text:p>
              </text:list-header>
            </text:list>
            <text:list xml:id="list1763793094" text:style-name="L6">
              <text:list-header>
                <text:p text:style-name="P23">◾ 1024x768 monitor resolution</text:p>
              </text:list-header>
            </text:list>
            <text:list xml:id="list1557613799" text:style-name="L7">
              <text:list-header>
                <text:p text:style-name="P24">◾ 512 MB of RAM</text:p>
                <text:p text:style-name="P24">◾ 128 Kbps or higher network connection</text:p>
              </text:list-header>
            </text:list>
            <text:p text:style-name="Table_20_Contents"/>
            <text:p text:style-name="Table_20_Contents">Microsoft Windows</text:p>
            <text:list xml:id="list1579310153" text:style-name="L6">
              <text:list-header>
                <text:p text:style-name="P23">◾ Microsoft Windows XP SP2 or Vista</text:p>
              </text:list-header>
            </text:list>
            <text:p text:style-name="Table_20_Contents"/>
            <text:p text:style-name="Table_20_Contents">Apple Mac OS X</text:p>
            <text:list xml:id="list193325345" text:style-name="L8">
              <text:list-header>
                <text:p text:style-name="P25">◾ Apple Mac OS X 10.2 to 10.5</text:p>
                <text:p text:style-name="P25">◾ Apple Mac OS X 10.5 for iCal 3 support</text:p>
              </text:list-header>
            </text:list>
            <text:p text:style-name="Table_20_Contents"/>
            <text:p text:style-name="Table_20_Contents">Linux</text:p>
            <text:list xml:id="list1427661633" text:style-name="L9">
              <text:list-header>
                <text:p text:style-name="P2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8140382" text:style-name="L10">
              <text:list-header>
                <text:p text:style-name="P27">◾ Palm OS based devices with Synthesis SyncML Client</text:p>
                <text:p text:style-name="P27">◾ Research In Motion (RIM) BlackBerry devices with NextHaus SyncJe</text:p>
                <text:p text:style-name="P27">◾ Microsoft Windows Mobile PocketPC or SmartPhone with the Funambol client</text:p>
              </text:list-header>
            </text:list>
          </table:table-cell>
        </table:table-row>
      </table:table>
      <text:p text:style-name="Standard"/>
      <text:h text:style-name="P36" text:outline-level="2">Operating System Requirements</text:h>
      <text:p text:style-name="Standard">The following 32-bit operating systems are currently supported by SOGo 1.0 RC7 :</text:p>
      <text:list xml:id="list396754439" text:style-name="L11">
        <text:list-header>
          <text:p text:style-name="P39">❏<text:tab/>Red Hat Enterprise Linux 5.x Server</text:p>
          <text:p text:style-name="P39">❏<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35"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i386</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0"/>
      <text:p text:style-name="Standard">Once completed, SOGo will be fully installed on your server. You are now ready to configure it.</text:p>
      <text:h text:style-name="P3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5">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0.9 SOGoServerTimeZone "America/Montreal"</text:p>
      <text:p text:style-name="Code">defaults write sogod-0.9 WOParsersUseUTF8 YES</text:p>
      <text:p text:style-name="Code">defaults write sogod-0.9 WOMessageUseUTF8 YES</text:p>
      <text:p text:style-name="Code">defaults write sogod-0.9 SOGoDefaultMailDomain "acme.com"</text:p>
      <text:p text:style-name="Code">defaults write sogod-0.9 NGUseUTF8AsURLEncoding YES</text:p>
      <text:p text:style-name="Code">defaults write sogod-0.9 WOUseRelativeURLs NO</text:p>
      <text:p text:style-name="Code">defaults write sogod-0.9 SOGoDefaultLanguage English</text:p>
      <text:p text:style-name="Code">defaults write sogod-0.9 SOGoAppointmentSendEMailNotifications YES</text:p>
      <text:p text:style-name="Code">defaults write sogod-0.9 SOGoFoldersSendEMailNotifications YES</text:p>
      <text:p text:style-name="Code">defaults write sogod-0.9 SOGoACLsSendEMailNotifications YES</text:p>
      <text:p text:style-name="Code"><text:soft-page-break/>defaults write sogod-0.9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666478467" text:style-name="L12">
              <text:list-header>
                <text:p text:style-name="P28">◾ YES – to use UTF-8 (recommended)</text:p>
                <text:p text:style-name="P28">◾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28">◾ YES – to use UTF-8 (recommended)</text:p>
                <text:p text:style-name="P28">◾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28">◾ YES – to use UTF-8 (recommended)</text:p>
                <text:p text:style-name="P28">◾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225733177" text:style-name="L13">
              <text:list-header>
                <text:p text:style-name="P29">◾ English</text:p>
                <text:p text:style-name="P29">◾ French</text:p>
                <text:p text:style-name="P29">◾ German</text:p>
                <text:p text:style-name="P29">◾ Italian</text:p>
                <text:p text:style-name="P29">◾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645247719" text:style-name="L14">
              <text:list-header>
                <text:p text:style-name="P30">◾ YES – to send notifications</text:p>
                <text:p text:style-name="P30">◾ NO – to not send notifications</text:p>
                <text:p text:style-name="P30">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984146484" text:continue-numbering="true" text:style-name="L14">
              <text:list-header>
                <text:p text:style-name="P30">◾ Public</text:p>
                <text:p text:style-name="P30">◾ Confidential</text:p>
                <text:p text:style-name="P30">◾ Private</text:p>
                <text:p text:style-name="P30">And each string must end with one of those values:</text:p>
                <text:p text:style-name="P30">◾ Viewer</text:p>
                <text:p text:style-name="P30">◾ DandTViewer</text:p>
                <text:p text:style-name="P30">◾ Modifier</text:p>
                <text:p text:style-name="P30">◾ Responder</text:p>
                <text:p text:style-name="P30">The array can also contain one or many of the following strings:</text:p>
              </text:list-header>
            </text:list>
            <text:p text:style-name="Table_20_Contents">◾ ObjectEditor</text:p>
            <text:p text:style-name="Table_20_Contents">◾ ObjectEraser</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8"><text:span text:style-name="Code_20__28_inline_29_">SOGoSuperUsernames = (&lt;username1&gt;, &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text:soft-page-break/>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0.9 SOGoAuthenticationMethod LDAP</text:p>
      <text:p text:style-name="Code">defaults write sogod-0.9 SOGoLDAPSources '({CNFieldName = cn; IDFieldName = uid; UIDFieldName = uid; baseDN="ou=users,dc=acme,dc=com"; bindDN="uid=sogo,ou=users,dc=acme,dc=com"; bindPassword=qwerty; canAuthenticate=YES; displayName="Shared Addresses"; hostname="localhost"; id=shared; isAddressBook=YES; port=389})'</text:p>
      <text:p text:style-name="P11"/>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ext:soft-page-break/>the following for each source to make them appear in the address book module:</text:p>
            <text:p text:style-name="Table_20_Contents"/>
            <text:p text:style-name="Table_20_Contents"><text:span text:style-name="Code_20__28_inline_29_"><text:s text:c="3"/>displayName = "&lt;the human identification of the </text:span><text:span text:style-name="Code_20__28_inline_29_">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3"/>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0"/>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1237342012" text:style-name="L15">
        <text:list-header>
          <text:p text:style-name="P40"><text:soft-page-break/>❏<text:tab/>givenName</text:p>
          <text:p text:style-name="P40">❏<text:tab/>cn</text:p>
          <text:p text:style-name="P40">❏<text:tab/>mail</text:p>
          <text:p text:style-name="P40">❏<text:tab/>sn</text:p>
          <text:p text:style-name="P37"/>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0"/>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0"/>
      <text:p text:style-name="Standard">Once added, restart the PostgreSQL database services. Then, modify the SOGo configuration to reflect your database settings :</text:p>
      <text:p text:style-name="Code">su – sogo</text:p>
      <text:p text:style-name="Code">defaults write sogod-0.9 SOGoProfileURL <text:line-break/><text:tab/>'postgresql://sogo:sogo@localhost:5432/sogo/sogo_user_profile'</text:p>
      <text:p text:style-name="Code">defaults write sogod-0.9 OCSFolderInfoURL<text:line-break/><text:tab/>'postgresql://sogo:sogo@localhost:5432/sogo/sogo_folder_info'</text:p>
      <text:p text:style-name="P10"/>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3"/>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0.9 SOGoMailingMechanism smtp</text:p>
      <text:p text:style-name="Code">defaults write sogod-0.9 SOGoSMTPServer localhost</text:p>
      <text:p text:style-name="P12"/>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126904265" text:style-name="L16">
              <text:list-header>
                <text:p text:style-name="P31"><text:span text:style-name="Code_20__28_inline_29_">◾ sendmail</text:span> – to use /usr/sbin/sendmail</text:p>
                <text:p text:style-name="P31"><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4"/>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0.9 SOGoDraftsFolderName Drafts</text:p>
      <text:p text:style-name="Code">defaults write sogod-0.9 SOGoSentFolderName Sent</text:p>
      <text:p text:style-name="Code">defaults write sogod-0.9 SOGoTrashFolderName Trash</text:p>
      <text:p text:style-name="Code">defaults write sogod-0.9 SOGoOtherUsersFolderName "Other Users"</text:p>
      <text:p text:style-name="Code">defaults write sogod-0.9 SOGoSharedFolderName "Shared Folders"</text:p>
      <text:p text:style-name="Code">defaults write sogod-0.9 SOGoFallbackIMAP4Server localhost</text:p>
      <text:p text:style-name="P13"/>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ext:soft-page-break/>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0">◾ YES</text:p>
                <text:p text:style-name="P30">◾ NO</text:p>
                <text:p text:style-name="P32">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1">Parameter used to specify which RFC the IMAP server implements with respect to ACLs. Possible values are :</text:p>
                <text:p text:style-name="P3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0">◾ YES</text:p>
                <text:p text:style-name="P30">◾ NO</text:p>
                <text:p text:style-name="P30">Defaults to NO when unset.</text:p>
              </text:list-header>
            </text:list>
          </table:table-cell>
        </table:table-row>
      </table:table>
      <text:p text:style-name="P2"/>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oft-page-break/><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0.9"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0"/>
      <text:p text:style-name="Standard">You can safely ignore the parameters, if any, contained in the NSGlobalDomain dictionary as <text:soft-page-break/>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h text:style-name="Heading_20_2" text:outline-level="2">Starting Services</text:h>
      <text:p text:style-name="Standard">Once SOGo if fully installed and configured, start the services using the following command :</text:p>
      <text:p text:style-name="Code">service sogod start</text:p>
      <text:p text:style-name="P10"/>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0"/>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2"/>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0"/>
      <text:p text:style-name="Standard">Load the LDIF file inside your LDAP server using the following command :</text:p>
      <text:p text:style-name="Code">slapadd -l jdoe.ldif -x -w qwerty -D cn=Manager,dc=acme,dc=com</text:p>
      <text:p text:style-name="P10"/>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0"/>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3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4"/>
      <text:p text:style-name="Standard">Download your preferred JDBC driver and move it to :</text:p>
      <text:p text:style-name="Code">/opt/Funambol/tools/tomcat/common/lib/</text:p>
      <text:p text:style-name="P14"/>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4"/>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4"/>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4"/>
      <text:p text:style-name="Standard">Next, install the Funambol SOGo Connector within Funambol server by issuing the following commands :</text:p>
      <text:p text:style-name="Code"><text:soft-page-break/>cd /opt/Funambol/ds-server</text:p>
      <text:p text:style-name="Code">./bin/install-modules.sh tomcat50</text:p>
      <text:p text:style-name="P14"/>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4"/>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4"/>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4"/>
      <text:p text:style-name="Standard">and save the preferences. Then, modify the following file :</text:p>
      <text:p text:style-name="Code">/opt/Funambol/ds-server/config/ca/inverse/sogo/security/SOGoOfficer.xml</text:p>
      <text:p text:style-name="P14"/>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5">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 the SOGo Integrator webpage:</text:p>
      <text:p text:style-name="Standard"><text:a xlink:type="simple" xlink:href="http://www.inverse.ca/contributions/sogo_integrator.html">http://www.inverse.ca/contributions/sogo_integrator.html</text:a>.</text:p>
      <text:p text:style-name="P5">If you only use the SOGo Connector plug in, you can still easily access your data.</text:p>
      <text:p text:style-name="P5"><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5"><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3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 Inverse inc.<text:tab/><text:chapter text:display="name" text:outline-level="1">GNU Free Documentation License</text:chapter><text:tab/><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15</meta:editing-cycles>
    <meta:editing-duration>PT01H57M43S</meta:editing-duration>
    <dc:date>2009-01-19T15:48:06</dc:date>
    <meta:document-statistic meta:table-count="8" meta:image-count="3" meta:object-count="0" meta:page-count="31" meta:paragraph-count="524" meta:word-count="4700" meta:character-count="31638"/>
    <meta:user-defined meta:name="Info 1"/>
    <meta:user-defined meta:name="Info 2"/>
    <meta:user-defined meta:name="Info 3"/>
    <meta:user-defined meta:name="Info 4"/>
  </office:meta>
</office:document-meta>
</file>